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1634in"/>
    </style:style>
    <style:style style:name="co2" style:family="table-column">
      <style:table-column-properties fo:break-before="auto" style:column-width="0.8126in"/>
    </style:style>
    <style:style style:name="co3" style:family="table-column">
      <style:table-column-properties fo:break-before="auto" style:column-width="0.906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693in"/>
    </style:style>
    <style:style style:name="co6" style:family="table-column">
      <style:table-column-properties fo:break-before="auto" style:column-width="1.8937in"/>
    </style:style>
    <style:style style:name="co7" style:family="table-column">
      <style:table-column-properties fo:break-before="auto" style:column-width="0.1409in"/>
    </style:style>
    <style:style style:name="co8" style:family="table-column">
      <style:table-column-properties fo:break-before="auto" style:column-width="0.2283in"/>
    </style:style>
    <style:style style:name="co9" style:family="table-column">
      <style:table-column-properties fo:break-before="auto" style:column-width="0.3043in"/>
    </style:style>
    <style:style style:name="co10" style:family="table-column">
      <style:table-column-properties fo:break-before="auto" style:column-width="3.6134in"/>
    </style:style>
    <style:style style:name="co11" style:family="table-column">
      <style:table-column-properties fo:break-before="auto" style:column-width="0.6638in"/>
    </style:style>
    <style:style style:name="co12" style:family="table-column">
      <style:table-column-properties fo:break-before="auto" style:column-width="0.3591in"/>
    </style:style>
    <style:style style:name="co13" style:family="table-column">
      <style:table-column-properties fo:break-before="auto" style:column-width="0.2063in"/>
    </style:style>
    <style:style style:name="co14" style:family="table-column">
      <style:table-column-properties fo:break-before="auto" style:column-width="0.3366in"/>
    </style:style>
    <style:style style:name="co15" style:family="table-column">
      <style:table-column-properties fo:break-before="auto" style:column-width="3.439in"/>
    </style:style>
    <style:style style:name="co16" style:family="table-column">
      <style:table-column-properties fo:break-before="auto" style:column-width="0.5661in"/>
    </style:style>
    <style:style style:name="co17" style:family="table-column">
      <style:table-column-properties fo:break-before="auto" style:column-width="6.9437in"/>
    </style:style>
    <style:style style:name="co18" style:family="table-column">
      <style:table-column-properties fo:break-before="auto" style:column-width="2.0465in"/>
    </style:style>
    <style:style style:name="co19" style:family="table-column">
      <style:table-column-properties fo:break-before="auto" style:column-width="1.3839in"/>
    </style:style>
    <style:style style:name="co20" style:family="table-column">
      <style:table-column-properties fo:break-before="auto" style:column-width="0.1945in"/>
    </style:style>
    <style:style style:name="ro1" style:family="table-row">
      <style:table-row-properties style:row-height="0.5118in" fo:break-before="auto" style:use-optimal-row-height="false"/>
    </style:style>
    <style:style style:name="ro2" style:family="table-row">
      <style:table-row-properties style:row-height="0.2646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086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3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81d41a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3pt" fo:font-style="normal" fo:text-shadow="none" style:text-underline-style="none" fo:font-weight="bold" style:font-size-asian="13pt" style:font-style-asian="normal" style:font-weight-asian="bold" style:font-name-complex="Helvetica Neue" style:font-size-complex="13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49">
      <style:table-cell-properties fo:background-color="#eeeeee" fo:border="0.74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81d41a" fo:border="0.74pt solid #000000"/>
      <style:text-properties fo:font-weight="bold" style:font-weight-asian="bold" style:font-weight-complex="bold"/>
    </style:style>
    <style:style style:name="ce12" style:family="table-cell" style:parent-style-name="Default" style:data-style-name="N20114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4" style:family="table-cell" style:parent-style-name="Default" style:data-style-name="N20114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0114">
      <style:table-cell-properties fo:background-color="#eeeeee" fo:border="0.74pt solid #000000"/>
      <style:text-properties fo:color="#bf0041" style:font-name="Arial" fo:font-weight="bold" style:font-weight-asian="bold" style:font-weight-complex="bold"/>
    </style:style>
    <style:style style:name="ce29" style:family="table-cell" style:parent-style-name="Default" style:data-style-name="N20114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33" style:family="table-cell" style:parent-style-name="Default" style:data-style-name="N20114">
      <style:table-cell-properties fo:background-color="#eeeeee" fo:border="0.74pt solid #000000"/>
      <style:text-properties fo:color="#ff4000" style:font-name="Arial" fo:font-weight="bold" style:font-weight-asian="bold" style:font-weight-complex="bold"/>
    </style:style>
    <style:style style:name="ce34" style:family="table-cell" style:parent-style-name="Default" style:data-style-name="N20114">
      <style:table-cell-properties fo:background-color="transparent" fo:border="0.74pt solid #000000"/>
      <style:text-properties fo:color="#bf0041" style:font-name="Arial" fo:font-weight="bold" style:font-weight-asian="bold" style:font-weight-complex="bold"/>
    </style:style>
    <style:style style:name="ce35" style:family="table-cell" style:parent-style-name="Default" style:data-style-name="N20114">
      <style:table-cell-properties fo:background-color="#ffb66c" fo:border="0.74pt solid #000000"/>
      <style:text-properties style:font-name="Arial" fo:font-weight="normal" style:font-weight-asian="normal" style:font-weight-complex="normal"/>
    </style:style>
    <style:style style:name="ce36" style:family="table-cell" style:parent-style-name="Default" style:data-style-name="N20114">
      <style:table-cell-properties fo:background-color="transparent" fo:border="0.74pt solid #000000"/>
      <style:text-properties style:font-name="Arial" fo:font-weight="normal" style:font-weight-asian="normal" style:font-weight-complex="normal"/>
    </style:style>
    <style:style style:name="ce37" style:family="table-cell" style:parent-style-name="Default" style:data-style-name="N20114">
      <style:table-cell-properties fo:background-color="#e8f2a1" fo:border="0.74pt solid #000000"/>
      <style:text-properties fo:font-weight="bold" style:font-weight-asian="bold" style:font-weight-complex="bold"/>
    </style:style>
    <style:style style:name="ce38" style:family="table-cell" style:parent-style-name="Default" style:data-style-name="N20114">
      <style:table-cell-properties fo:background-color="#729fcf" fo:border="0.74pt solid #000000"/>
    </style:style>
    <style:style style:name="ce41" style:family="table-cell" style:parent-style-name="Default" style:data-style-name="N0">
      <style:table-cell-properties fo:background-color="#81d41a" fo:border="0.74pt solid #000000"/>
      <style:text-properties style:use-window-font-color="true" fo:font-weight="bold" style:font-weight-asian="bold" style:font-weight-complex="bold"/>
    </style:style>
    <style:style style:name="ce42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 fo:font-weight="normal" style:font-weight-asian="normal" style:font-weight-complex="normal"/>
    </style:style>
    <style:style style:name="ce44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20114">
      <style:table-cell-properties fo:background-color="transparent" fo:border="0.74pt solid #000000"/>
      <style:text-properties style:use-window-font-color="true" style:font-name="Liberation Sans" fo:font-weight="normal" style:font-weight-asian="normal" style:font-weight-complex="normal"/>
    </style:style>
    <style:style style:name="ce52" style:family="table-cell" style:parent-style-name="Default" style:data-style-name="N20114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20114">
      <style:table-cell-properties fo:background-color="transparent" fo:border="0.74pt solid #000000"/>
      <style:text-properties style:use-window-font-color="true"/>
    </style:style>
    <style:style style:name="ce54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20114">
      <style:table-cell-properties fo:background-color="transparent" fo:border="0.74pt solid #000000"/>
      <style:text-properties fo:color="#bf0041" fo:font-weight="bold" style:font-weight-asian="bold" style:font-weight-complex="bold"/>
    </style:style>
    <style:style style:name="ce56" style:family="table-cell" style:parent-style-name="Default" style:data-style-name="N20114">
      <style:table-cell-properties fo:background-color="transparent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/>
    </style:style>
    <style:style style:name="ce58" style:family="table-cell" style:parent-style-name="Default" style:data-style-name="N20114">
      <style:table-cell-properties fo:background-color="#ffb66c" fo:border="0.74pt solid #000000"/>
    </style:style>
    <style:style style:name="ce63" style:family="table-cell" style:parent-style-name="Default" style:data-style-name="N20114">
      <style:table-cell-properties fo:background-color="transparent" fo:border="0.74pt solid #000000"/>
    </style:style>
    <style:style style:name="ce65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 style:data-style-name="N0">
      <style:table-cell-properties fo:background-color="#81d41a" fo:border="0.74pt solid #2a6099"/>
      <style:text-properties fo:color="#bf0041" fo:font-weight="bold" style:font-weight-asian="bold" style:font-weight-complex="bold"/>
    </style:style>
    <style:style style:name="ce9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66ff00"/>
    </style:style>
    <style:style style:name="ce100" style:family="table-cell" style:parent-style-name="Default">
      <style:table-cell-properties fo:background-color="#ffff00"/>
    </style:style>
    <style:style style:name="ce101" style:family="table-cell" style:parent-style-name="Default">
      <style:table-cell-properties fo:background-color="#ffcc00"/>
    </style:style>
    <style:style style:name="ce102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03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04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05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06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0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gr1" style:family="graphic" style:parent-style-name="Note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number-columns-repeated="16366" table:default-cell-style-name="Default"/>
        <table:table-row table:style-name="ro1">
          <table:table-cell table:style-name="ce1" office:value-type="string" calcext:value-type="string">
            <text:p>Budget</text:p>
          </table:table-cell>
          <table:table-cell table:style-name="ce10" office:value-type="date" office:date-value="2025-03-01" calcext:value-type="date">
            <text:p>2025-03-01</text:p>
          </table:table-cell>
          <table:table-cell table:style-name="ce10" office:value-type="date" office:date-value="2025-01-01" calcext:value-type="date">
            <text:p>2025-01-01</text:p>
          </table:table-cell>
          <table:table-cell table:style-name="ce10" office:value-type="date" office:date-value="2025-02-01" calcext:value-type="date">
            <text:p>2025-02-01</text:p>
          </table:table-cell>
          <table:table-cell table:style-name="ce10" office:value-type="date" office:date-value="2025-03-01" calcext:value-type="date">
            <text:p>2025-03-01</text:p>
          </table:table-cell>
          <table:table-cell table:style-name="ce10" office:value-type="date" office:date-value="2025-04-01" calcext:value-type="date">
            <text:p>2025-04-01</text:p>
          </table:table-cell>
          <table:table-cell table:style-name="ce10" office:value-type="date" office:date-value="2025-05-01" calcext:value-type="date">
            <text:p>2025-05-01</text:p>
          </table:table-cell>
          <table:table-cell table:style-name="ce10" office:value-type="date" office:date-value="2025-06-01" calcext:value-type="date">
            <text:p>2025-06-01</text:p>
          </table:table-cell>
          <table:table-cell table:style-name="ce10" office:value-type="date" office:date-value="2025-07-01" calcext:value-type="date">
            <text:p>2025-07-01</text:p>
          </table:table-cell>
          <table:table-cell table:style-name="ce10" office:value-type="date" office:date-value="2025-08-01" calcext:value-type="date">
            <text:p>2025-08-01</text:p>
          </table:table-cell>
          <table:table-cell table:style-name="ce10" office:value-type="date" office:date-value="2025-09-01" calcext:value-type="date">
            <text:p>2025-09-01</text:p>
          </table:table-cell>
          <table:table-cell table:style-name="ce10" office:value-type="date" office:date-value="2025-10-01" calcext:value-type="date">
            <text:p>2025-10-01</text:p>
          </table:table-cell>
          <table:table-cell table:style-name="ce10" office:value-type="date" office:date-value="2025-11-01" calcext:value-type="date">
            <text:p>2025-11-01</text:p>
          </table:table-cell>
          <table:table-cell table:style-name="ce10" office:value-type="date" office:date-value="2025-12-01" calcext:value-type="date">
            <text:p>2025-12-01</text:p>
          </table:table-cell>
          <table:table-cell table:number-columns-repeated="16366"/>
        </table:table-row>
        <table:table-row table:style-name="ro2">
          <table:table-cell table:style-name="ce2" office:value-type="string" calcext:value-type="string">
            <text:p>IV / Pensionskasse</text:p>
          </table:table-cell>
          <table:table-cell table:style-name="ce11" table:formula="of:=[.P2]" office:value-type="float" office:value="3351" calcext:value-type="float">
            <text:p>3351</text:p>
          </table:table-cell>
          <table:table-cell table:style-name="ce41" table:formula="of:=[.P2]" office:value-type="float" office:value="3351" calcext:value-type="float">
            <text:p>3351</text:p>
          </table:table-cell>
          <table:table-cell table:style-name="ce41" table:formula="of:=[.P2]" office:value-type="float" office:value="3351" calcext:value-type="float">
            <text:p>3351</text:p>
          </table:table-cell>
          <table:table-cell table:style-name="ce41" table:formula="of:=[.P2]" office:value-type="float" office:value="3351" calcext:value-type="float">
            <text:p>3351</text:p>
          </table:table-cell>
          <table:table-cell table:style-name="ce41" table:formula="of:=[.P2]" office:value-type="float" office:value="3351" calcext:value-type="float">
            <text:p>3351</text:p>
          </table:table-cell>
          <table:table-cell table:style-name="ce41" table:formula="of:=[.P2]" office:value-type="float" office:value="3351" calcext:value-type="float">
            <text:p>3351</text:p>
          </table:table-cell>
          <table:table-cell table:style-name="ce41" table:formula="of:=[.P2]" office:value-type="float" office:value="3351" calcext:value-type="float">
            <text:p>3351</text:p>
          </table:table-cell>
          <table:table-cell table:style-name="ce41" table:formula="of:=[.P2]" office:value-type="float" office:value="3351" calcext:value-type="float">
            <text:p>3351</text:p>
          </table:table-cell>
          <table:table-cell table:style-name="ce41" table:formula="of:=[.P2]" office:value-type="float" office:value="3351" calcext:value-type="float">
            <text:p>3351</text:p>
          </table:table-cell>
          <table:table-cell table:style-name="ce41" table:formula="of:=[.P2]" office:value-type="float" office:value="3351" calcext:value-type="float">
            <text:p>3351</text:p>
          </table:table-cell>
          <table:table-cell table:style-name="ce41" table:formula="of:=[.P2]" office:value-type="float" office:value="3351" calcext:value-type="float">
            <text:p>3351</text:p>
          </table:table-cell>
          <table:table-cell table:style-name="ce41" table:formula="of:=[.P2]" office:value-type="float" office:value="3351" calcext:value-type="float">
            <text:p>3351</text:p>
          </table:table-cell>
          <table:table-cell table:style-name="ce41" table:formula="of:=[.P2]" office:value-type="float" office:value="3351" calcext:value-type="float">
            <text:p>3351</text:p>
          </table:table-cell>
          <table:table-cell/>
          <table:table-cell table:style-name="ce67" table:formula="of:=1375+1976" office:value-type="float" office:value="3351" calcext:value-type="float">
            <text:p>3351</text:p>
          </table:table-cell>
          <table:table-cell table:number-columns-repeated="16364"/>
        </table:table-row>
        <table:table-row table:style-name="ro3">
          <table:table-cell table:style-name="ce5" office:value-type="string" calcext:value-type="string">
            <text:p>Abfallsäcke</text:p>
          </table:table-cell>
          <table:table-cell table:style-name="ce12"/>
          <table:table-cell table:style-name="ce42" table:number-columns-repeated="5"/>
          <table:table-cell table:style-name="ce42" office:value-type="float" office:value="50" calcext:value-type="float">
            <text:p>50</text:p>
          </table:table-cell>
          <table:table-cell table:style-name="ce42" table:number-columns-repeated="2"/>
          <table:table-cell table:style-name="ce42" office:value-type="float" office:value="50" calcext:value-type="float">
            <text:p>50</text:p>
          </table:table-cell>
          <table:table-cell table:style-name="ce53" table:number-columns-repeated="2"/>
          <table:table-cell table:style-name="ce53" office:value-type="float" office:value="50" calcext:value-type="float">
            <text:p>50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Bankschliessfach</text:p>
          </table:table-cell>
          <table:table-cell table:style-name="ce12"/>
          <table:table-cell table:style-name="ce42" table:number-columns-repeated="9"/>
          <table:table-cell table:style-name="ce53"/>
          <table:table-cell table:style-name="ce65" office:value-type="float" office:value="216" calcext:value-type="float">
            <text:p>216</text:p>
          </table:table-cell>
          <table:table-cell table:style-name="ce53"/>
          <table:table-cell table:number-columns-repeated="16366"/>
        </table:table-row>
        <table:table-row table:style-name="ro3">
          <table:table-cell table:style-name="ce5" office:value-type="string" calcext:value-type="string">
            <text:p>Besuch (Essen/Bier)</text:p>
          </table:table-cell>
          <table:table-cell table:style-name="ce12"/>
          <table:table-cell table:style-name="ce42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Billag</text:p>
          </table:table-cell>
          <table:table-cell table:style-name="ce12"/>
          <table:table-cell table:style-name="ce42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Bücher / Lizenzen</text:p>
          </table:table-cell>
          <table:table-cell table:style-name="ce12"/>
          <table:table-cell table:style-name="ce42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Cablecom</text:p>
          </table:table-cell>
          <table:table-cell table:style-name="ce14"/>
          <table:table-cell table:style-name="ce44" table:number-columns-repeated="9"/>
          <table:table-cell table:style-name="ce54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Yallo</text:p>
          </table:table-cell>
          <table:table-cell table:style-name="ce14" office:value-type="float" office:value="56" calcext:value-type="float">
            <text:p>56</text:p>
          </table:table-cell>
          <table:table-cell table:number-columns-repeated="5" table:style-name="ce44" office:value-type="float" office:value="56" calcext:value-type="float">
            <text:p>56</text:p>
          </table:table-cell>
          <table:table-cell table:style-name="ce44" office:value-type="float" office:value="59" calcext:value-type="float">
            <text:p>59</text:p>
          </table:table-cell>
          <table:table-cell table:number-columns-repeated="3" table:style-name="ce44" office:value-type="float" office:value="56" calcext:value-type="float">
            <text:p>56</text:p>
          </table:table-cell>
          <table:table-cell table:number-columns-repeated="3" table:style-name="ce54" office:value-type="float" office:value="56" calcext:value-type="float">
            <text:p>56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Haushalt Artikel</text:p>
          </table:table-cell>
          <table:table-cell table:style-name="ce12"/>
          <table:table-cell table:style-name="ce42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Hausrat Versicherung</text:p>
          </table:table-cell>
          <table:table-cell table:style-name="ce12"/>
          <table:table-cell table:style-name="ce42" table:number-columns-repeated="5"/>
          <table:table-cell table:style-name="ce34" office:value-type="float" office:value="210" calcext:value-type="float">
            <text:p>210</text:p>
          </table:table-cell>
          <table:table-cell table:style-name="ce42" table:number-columns-repeated="3"/>
          <table:table-cell table:style-name="ce53" table:number-columns-repeated="2"/>
          <table:table-cell table:style-name="ce55" office:value-type="float" office:value="200.9" calcext:value-type="float">
            <text:p>201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Hostpoint &amp; Kimsufi</text:p>
          </table:table-cell>
          <table:table-cell table:style-name="ce15" office:value-type="float" office:value="60" calcext:value-type="float">
            <text:p>60</text:p>
          </table:table-cell>
          <table:table-cell table:style-name="ce42" table:number-columns-repeated="3"/>
          <table:table-cell table:style-name="ce34" office:value-type="float" office:value="89.6" calcext:value-type="float">
            <text:p>90</text:p>
          </table:table-cell>
          <table:table-cell table:style-name="ce42" table:number-columns-repeated="5"/>
          <table:table-cell table:style-name="ce55" office:value-type="float" office:value="89.6" calcext:value-type="float">
            <text:p>90</text:p>
          </table:table-cell>
          <table:table-cell table:style-name="ce53" table:number-columns-repeated="2"/>
          <table:table-cell table:number-columns-repeated="16366"/>
        </table:table-row>
        <table:table-row table:style-name="ro3">
          <table:table-cell table:style-name="ce5" office:value-type="string" calcext:value-type="string">
            <text:p>Kleider</text:p>
          </table:table-cell>
          <table:table-cell table:style-name="ce12"/>
          <table:table-cell table:style-name="ce42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Körperpflege</text:p>
          </table:table-cell>
          <table:table-cell table:style-name="ce12"/>
          <table:table-cell table:style-name="ce42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Krankenkasse Selbstbehalt / Franchise</text:p>
          </table:table-cell>
          <table:table-cell table:style-name="ce29"/>
          <table:table-cell table:number-columns-repeated="2" table:style-name="ce34" office:value-type="float" office:value="200" calcext:value-type="float">
            <text:p>200</text:p>
          </table:table-cell>
          <table:table-cell table:style-name="ce42"/>
          <table:table-cell/>
          <table:table-cell table:style-name="ce42" table:number-columns-repeated="5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Krankenkasse</text:p>
          </table:table-cell>
          <table:table-cell table:style-name="ce33" office:value-type="float" office:value="597" calcext:value-type="float">
            <text:p>597</text:p>
          </table:table-cell>
          <table:table-cell table:number-columns-repeated="5" table:style-name="ce42" office:value-type="float" office:value="597" calcext:value-type="float">
            <text:p>597</text:p>
          </table:table-cell>
          <table:table-cell table:style-name="ce42" office:value-type="float" office:value="597" calcext:value-type="float">
            <office:annotation draw:style-name="gr1" draw:text-style-name="P2" svg:width="1.1413in" svg:height="0.7083in" svg:x="9.1807in" svg:y="2.876in" draw:caption-point-x="-0.2402in" draw:caption-point-y="0.5945in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597</text:p>
          </table:table-cell>
          <table:table-cell table:number-columns-repeated="3" table:style-name="ce42" office:value-type="float" office:value="597" calcext:value-type="float">
            <text:p>597</text:p>
          </table:table-cell>
          <table:table-cell table:number-columns-repeated="3" table:style-name="ce56" office:value-type="float" office:value="597" calcext:value-type="float">
            <text:p>597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<text:span text:style-name="T2">Geburtstag Maja, Lina, Domi, Kathi, Uschi</text:span>…</text:p>
          </table:table-cell>
          <table:table-cell table:style-name="ce12"/>
          <table:table-cell table:style-name="ce42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Miete (Rombachtäli wär billiger)</text:p>
          </table:table-cell>
          <table:table-cell table:style-name="ce12" office:value-type="float" office:value="1050" calcext:value-type="float">
            <text:p>1'050</text:p>
          </table:table-cell>
          <table:table-cell table:number-columns-repeated="9" table:style-name="ce42" office:value-type="float" office:value="1050" calcext:value-type="float">
            <text:p>1'050</text:p>
          </table:table-cell>
          <table:table-cell table:number-columns-repeated="3" table:style-name="ce57" office:value-type="float" office:value="1050" calcext:value-type="float">
            <text:p>1'050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Netflix / Kreditkarte</text:p>
          </table:table-cell>
          <table:table-cell table:style-name="ce12"/>
          <table:table-cell table:style-name="ce42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6" office:value-type="string" calcext:value-type="string">
            <text:p>Papeterie</text:p>
          </table:table-cell>
          <table:table-cell table:style-name="ce12"/>
          <table:table-cell table:style-name="ce42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Salt</text:p>
          </table:table-cell>
          <table:table-cell table:style-name="ce12" office:value-type="float" office:value="35" calcext:value-type="float">
            <text:p>35</text:p>
          </table:table-cell>
          <table:table-cell table:number-columns-repeated="4" table:style-name="ce42" office:value-type="float" office:value="35" calcext:value-type="float">
            <text:p>35</text:p>
          </table:table-cell>
          <table:table-cell table:style-name="ce52" office:value-type="float" office:value="35" calcext:value-type="float">
            <text:p>35</text:p>
          </table:table-cell>
          <table:table-cell table:number-columns-repeated="4" table:style-name="ce42" office:value-type="float" office:value="35" calcext:value-type="float">
            <text:p>35</text:p>
          </table:table-cell>
          <table:table-cell table:number-columns-repeated="3" table:style-name="ce56" office:value-type="float" office:value="35" calcext:value-type="float">
            <text:p>35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Steuern akonto</text:p>
          </table:table-cell>
          <table:table-cell table:number-columns-repeated="2" table:style-name="ce15" office:value-type="float" office:value="406.2" calcext:value-type="float">
            <text:p>406</text:p>
          </table:table-cell>
          <table:table-cell table:style-name="ce51" table:number-columns-repeated="3"/>
          <table:table-cell table:style-name="ce42" table:number-columns-repeated="5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Direkte Bundessteuer</text:p>
          </table:table-cell>
          <table:table-cell table:style-name="ce12" office:value-type="float" office:value="83" calcext:value-type="float">
            <text:p>83</text:p>
          </table:table-cell>
          <table:table-cell table:style-name="ce42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Strom</text:p>
          </table:table-cell>
          <table:table-cell table:style-name="ce34" office:value-type="float" office:value="270" calcext:value-type="float">
            <text:p>270</text:p>
          </table:table-cell>
          <table:table-cell table:style-name="ce42" table:number-columns-repeated="2"/>
          <table:table-cell table:style-name="ce34" office:value-type="float" office:value="270" calcext:value-type="float">
            <text:p>270</text:p>
          </table:table-cell>
          <table:table-cell table:style-name="ce42" table:number-columns-repeated="2"/>
          <table:table-cell table:style-name="ce34" office:value-type="float" office:value="270" calcext:value-type="float">
            <text:p>270</text:p>
          </table:table-cell>
          <table:table-cell table:style-name="ce42"/>
          <table:table-cell table:style-name="ce53"/>
          <table:table-cell table:style-name="ce34" office:value-type="float" office:value="270" calcext:value-type="float">
            <text:p>270</text:p>
          </table:table-cell>
          <table:table-cell table:style-name="ce53"/>
          <table:table-cell table:style-name="ce34" office:value-type="float" office:value="270" calcext:value-type="float">
            <text:p>270</text:p>
          </table:table-cell>
          <table:table-cell table:style-name="ce53"/>
          <table:table-cell table:number-columns-repeated="16366"/>
        </table:table-row>
        <table:table-row table:style-name="ro3">
          <table:table-cell table:style-name="ce5" office:value-type="string" calcext:value-type="string">
            <text:p>SVA Eigenbeitrag akonto</text:p>
          </table:table-cell>
          <table:table-cell table:style-name="ce12"/>
          <table:table-cell table:style-name="ce50" office:value-type="float" office:value="131.9" calcext:value-type="float">
            <text:p>132</text:p>
          </table:table-cell>
          <table:table-cell table:style-name="ce42" table:number-columns-repeated="2"/>
          <table:table-cell table:style-name="ce50" office:value-type="float" office:value="131.9" calcext:value-type="float">
            <text:p>132</text:p>
          </table:table-cell>
          <table:table-cell table:style-name="ce42" table:number-columns-repeated="2"/>
          <table:table-cell table:style-name="ce50" office:value-type="float" office:value="131.9" calcext:value-type="float">
            <text:p>132</text:p>
          </table:table-cell>
          <table:table-cell table:style-name="ce42" table:number-columns-repeated="2"/>
          <table:table-cell table:style-name="ce50" office:value-type="float" office:value="131.9" calcext:value-type="float">
            <text:p>132</text:p>
          </table:table-cell>
          <table:table-cell table:style-name="ce53" table:number-columns-repeated="2"/>
          <table:table-cell table:number-columns-repeated="16366"/>
        </table:table-row>
        <table:table-row table:style-name="ro3">
          <table:table-cell table:style-name="ce7" office:value-type="string" calcext:value-type="string">
            <text:p>Tabak</text:p>
          </table:table-cell>
          <table:table-cell table:style-name="ce12"/>
          <table:table-cell table:style-name="ce42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Velo</text:p>
          </table:table-cell>
          <table:table-cell table:style-name="ce12"/>
          <table:table-cell table:style-name="ce42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Velokäfig</text:p>
          </table:table-cell>
          <table:table-cell table:style-name="ce12"/>
          <table:table-cell table:style-name="ce42" table:number-columns-repeated="7"/>
          <table:table-cell table:style-name="ce34" office:value-type="float" office:value="100" calcext:value-type="float">
            <text:p>100</text:p>
          </table:table-cell>
          <table:table-cell table:style-name="ce42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Zugbillete / GA / halbtax</text:p>
          </table:table-cell>
          <table:table-cell table:style-name="ce12"/>
          <table:table-cell table:style-name="ce42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Zahnarzt</text:p>
          </table:table-cell>
          <table:table-cell table:style-name="ce12"/>
          <table:table-cell table:style-name="ce42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ersten tage / depot</text:p>
          </table:table-cell>
          <table:table-cell table:style-name="ce12"/>
          <table:table-cell table:style-name="ce42" table:number-columns-repeated="9"/>
          <table:table-cell table:style-name="ce56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ppsde</text:p>
          </table:table-cell>
          <table:table-cell table:style-name="ce12"/>
          <table:table-cell table:style-name="ce42" table:number-columns-repeated="9"/>
          <table:table-cell table:style-name="ce53" table:number-columns-repeated="3"/>
          <table:table-cell table:number-columns-repeated="16366"/>
        </table:table-row>
        <table:table-row table:style-name="ro4">
          <table:table-cell table:style-name="ce199" office:value-type="string" calcext:value-type="string">
            <text:p>Total</text:p>
          </table:table-cell>
          <table:table-cell table:style-name="ce35" table:formula="of:=SUM([.B3:.B32])" office:value-type="float" office:value="2557.2" calcext:value-type="float">
            <text:p>2'557</text:p>
          </table:table-cell>
          <table:table-cell table:style-name="ce35" table:formula="of:=SUM([.C3:.C32])" office:value-type="float" office:value="2476.1" calcext:value-type="float">
            <text:p>2'476</text:p>
          </table:table-cell>
          <table:table-cell table:style-name="ce35" table:formula="of:=SUM([.D3:.D32])" office:value-type="float" office:value="1938" calcext:value-type="float">
            <text:p>1'938</text:p>
          </table:table-cell>
          <table:table-cell table:style-name="ce35" table:formula="of:=SUM([.E3:.E32])" office:value-type="float" office:value="2008" calcext:value-type="float">
            <text:p>2'008</text:p>
          </table:table-cell>
          <table:table-cell table:style-name="ce35" table:formula="of:=SUM([.F3:.F32])" office:value-type="float" office:value="1959.5" calcext:value-type="float">
            <text:p>1'960</text:p>
          </table:table-cell>
          <table:table-cell table:style-name="ce35" table:formula="of:=SUM([.G3:.G32])" office:value-type="float" office:value="1738" calcext:value-type="float">
            <text:p>1'738</text:p>
          </table:table-cell>
          <table:table-cell table:style-name="ce35" table:formula="of:=SUM([.H3:.H32])" office:value-type="float" office:value="2271" calcext:value-type="float">
            <text:p>2'271</text:p>
          </table:table-cell>
          <table:table-cell table:style-name="ce35" table:formula="of:=SUM([.I3:.I32])" office:value-type="float" office:value="1869.9" calcext:value-type="float">
            <text:p>1'870</text:p>
          </table:table-cell>
          <table:table-cell table:style-name="ce35" table:formula="of:=SUM([.J3:.J32])" office:value-type="float" office:value="1838" calcext:value-type="float">
            <text:p>1'838</text:p>
          </table:table-cell>
          <table:table-cell table:style-name="ce35" table:formula="of:=SUM([.K3:.K32])" office:value-type="float" office:value="2058" calcext:value-type="float">
            <text:p>2'058</text:p>
          </table:table-cell>
          <table:table-cell table:style-name="ce58" table:formula="of:=SUM([.L3:.L32])" office:value-type="float" office:value="1959.5" calcext:value-type="float">
            <text:p>1'960</text:p>
          </table:table-cell>
          <table:table-cell table:style-name="ce58" table:formula="of:=SUM([.M3:.M32])" office:value-type="float" office:value="2224" calcext:value-type="float">
            <text:p>2'224</text:p>
          </table:table-cell>
          <table:table-cell table:style-name="ce58" table:formula="of:=SUM([.N3:.N32])" office:value-type="float" office:value="1988.9" calcext:value-type="float">
            <text:p>1'989</text:p>
          </table:table-cell>
          <table:table-cell table:number-columns-repeated="16366"/>
        </table:table-row>
        <table:table-row table:style-name="ro5">
          <table:table-cell table:style-name="ce9"/>
          <table:table-cell table:style-name="ce36" table:number-columns-repeated="10"/>
          <table:table-cell table:style-name="ce63" table:number-columns-repeated="3"/>
          <table:table-cell table:style-name="ce66" table:number-columns-repeated="16366"/>
        </table:table-row>
        <table:table-row table:style-name="ro4">
          <table:table-cell table:style-name="ce199" office:value-type="string" calcext:value-type="string">
            <text:p>Rest</text:p>
          </table:table-cell>
          <table:table-cell table:style-name="ce37" table:formula="of:=[.B2]-[.B33]" office:value-type="float" office:value="793.8" calcext:value-type="float">
            <text:p>794</text:p>
          </table:table-cell>
          <table:table-cell table:style-name="ce37" table:formula="of:=[.C2]-[.C33]" office:value-type="float" office:value="874.9" calcext:value-type="float">
            <text:p>875</text:p>
          </table:table-cell>
          <table:table-cell table:style-name="ce37" table:formula="of:=[.D2]-[.D33]" office:value-type="float" office:value="1413" calcext:value-type="float">
            <text:p>1'413</text:p>
          </table:table-cell>
          <table:table-cell table:style-name="ce37" table:formula="of:=[.E2]-[.E33]" office:value-type="float" office:value="1343" calcext:value-type="float">
            <text:p>1'343</text:p>
          </table:table-cell>
          <table:table-cell table:style-name="ce37" table:formula="of:=[.F2]-[.F33]" office:value-type="float" office:value="1391.5" calcext:value-type="float">
            <text:p>1'392</text:p>
          </table:table-cell>
          <table:table-cell table:style-name="ce37" table:formula="of:=[.G2]-[.G33]" office:value-type="float" office:value="1613" calcext:value-type="float">
            <text:p>1'613</text:p>
          </table:table-cell>
          <table:table-cell table:style-name="ce37" table:formula="of:=[.H2]-[.H33]" office:value-type="float" office:value="1080" calcext:value-type="float">
            <text:p>1'080</text:p>
          </table:table-cell>
          <table:table-cell table:style-name="ce37" table:formula="of:=[.I2]-[.I33]" office:value-type="float" office:value="1481.1" calcext:value-type="float">
            <text:p>1'481</text:p>
          </table:table-cell>
          <table:table-cell table:style-name="ce37" table:formula="of:=[.J2]-[.J33]" office:value-type="float" office:value="1513" calcext:value-type="float">
            <text:p>1'513</text:p>
          </table:table-cell>
          <table:table-cell table:style-name="ce37" table:formula="of:=[.K2]-[.K33]" office:value-type="float" office:value="1293" calcext:value-type="float">
            <text:p>1'293</text:p>
          </table:table-cell>
          <table:table-cell table:style-name="ce37" table:formula="of:=[.L2]-[.L33]" office:value-type="float" office:value="1391.5" calcext:value-type="float">
            <text:p>1'392</text:p>
          </table:table-cell>
          <table:table-cell table:style-name="ce37" table:formula="of:=[.M2]-[.M33]" office:value-type="float" office:value="1127" calcext:value-type="float">
            <text:p>1'127</text:p>
          </table:table-cell>
          <table:table-cell table:style-name="ce37" table:formula="of:=[.N2]-[.N33]" office:value-type="float" office:value="1362.1" calcext:value-type="float">
            <text:p>1'362</text:p>
          </table:table-cell>
          <table:table-cell table:number-columns-repeated="16366"/>
        </table:table-row>
        <table:table-row table:style-name="ro4">
          <table:table-cell table:style-name="ce199" office:value-type="string" calcext:value-type="string">
            <text:p>Pro Tag</text:p>
          </table:table-cell>
          <table:table-cell table:style-name="ce38" table:formula="of:=[.E35]/30" office:value-type="float" office:value="44.7666666666667" calcext:value-type="float">
            <text:p>45</text:p>
          </table:table-cell>
          <table:table-cell table:style-name="ce38" table:formula="of:=[.C35]/30" office:value-type="float" office:value="29.1633333333333" calcext:value-type="float">
            <text:p>29</text:p>
          </table:table-cell>
          <table:table-cell table:style-name="ce38" table:formula="of:=[.D35]/30" office:value-type="float" office:value="47.1" calcext:value-type="float">
            <text:p>47</text:p>
          </table:table-cell>
          <table:table-cell table:style-name="ce38" table:formula="of:=[.E35]/30" office:value-type="float" office:value="44.7666666666667" calcext:value-type="float">
            <text:p>45</text:p>
          </table:table-cell>
          <table:table-cell table:style-name="ce38" table:formula="of:=[.F35]/30" office:value-type="float" office:value="46.3833333333333" calcext:value-type="float">
            <text:p>46</text:p>
          </table:table-cell>
          <table:table-cell table:style-name="ce38" table:formula="of:=[.G35]/30" office:value-type="float" office:value="53.7666666666667" calcext:value-type="float">
            <text:p>54</text:p>
          </table:table-cell>
          <table:table-cell table:style-name="ce38" table:formula="of:=[.H35]/30" office:value-type="float" office:value="36" calcext:value-type="float">
            <text:p>36</text:p>
          </table:table-cell>
          <table:table-cell table:style-name="ce38" table:formula="of:=[.I35]/30" office:value-type="float" office:value="49.37" calcext:value-type="float">
            <text:p>49</text:p>
          </table:table-cell>
          <table:table-cell table:style-name="ce38" table:formula="of:=[.J35]/30" office:value-type="float" office:value="50.4333333333333" calcext:value-type="float">
            <text:p>50</text:p>
          </table:table-cell>
          <table:table-cell table:style-name="ce38" table:formula="of:=[.K35]/30" office:value-type="float" office:value="43.1" calcext:value-type="float">
            <text:p>43</text:p>
          </table:table-cell>
          <table:table-cell table:style-name="ce38" table:formula="of:=[.L35]/30" office:value-type="float" office:value="46.3833333333333" calcext:value-type="float">
            <text:p>46</text:p>
          </table:table-cell>
          <table:table-cell table:style-name="ce38" table:formula="of:=[.M35]/30" office:value-type="float" office:value="37.5666666666667" calcext:value-type="float">
            <text:p>38</text:p>
          </table:table-cell>
          <table:table-cell table:style-name="ce38" table:formula="of:=[.N35]/30" office:value-type="float" office:value="45.4033333333333" calcext:value-type="float">
            <text:p>45</text:p>
          </table:table-cell>
          <table:table-cell table:number-columns-repeated="16366"/>
        </table:table-row>
        <table:table-row table:style-name="ro6">
          <table:table-cell table:number-columns-repeated="13"/>
          <table:table-cell office:value-type="float" office:value="3152.92" calcext:value-type="float">
            <text:p>3152.92</text:p>
          </table:table-cell>
          <table:table-cell table:number-columns-repeated="16366"/>
        </table:table-row>
        <table:table-row table:style-name="ro6">
          <table:table-cell table:number-columns-repeated="10"/>
          <table:table-cell office:value-type="float" office:value="2467.74" calcext:value-type="float">
            <text:p>2467.74</text:p>
          </table:table-cell>
          <table:table-cell table:number-columns-repeated="2"/>
          <table:table-cell office:value-type="float" office:value="2322.4" calcext:value-type="float">
            <text:p>2322.4</text:p>
          </table:table-cell>
          <table:table-cell table:number-columns-repeated="16366"/>
        </table:table-row>
        <table:table-row table:style-name="ro6">
          <table:table-cell table:number-columns-repeated="10"/>
          <table:table-cell office:value-type="float" office:value="681.52" calcext:value-type="float">
            <text:p>681.52</text:p>
          </table:table-cell>
          <table:table-cell table:number-columns-repeated="2"/>
          <table:table-cell table:formula="of:=SUM([.N37]-[.N38])" office:value-type="float" office:value="830.52" calcext:value-type="float">
            <text:p>830.52</text:p>
          </table:table-cell>
          <table:table-cell table:number-columns-repeated="16366"/>
        </table:table-row>
        <table:table-row table:style-name="ro6" table:number-rows-repeated="5">
          <table:table-cell table:number-columns-repeated="16380"/>
        </table:table-row>
        <table:table-row table:style-name="ro6">
          <table:table-cell/>
          <table:table-cell office:value-type="float" office:value="91" calcext:value-type="float">
            <text:p>91</text:p>
          </table:table-cell>
          <table:table-cell table:number-columns-repeated="5"/>
          <table:table-cell office:value-type="float" office:value="211" calcext:value-type="float">
            <text:p>211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741" calcext:value-type="float">
            <text:p>3741</text:p>
          </table:table-cell>
          <table:table-cell table:number-columns-repeated="5"/>
          <table:table-cell office:value-type="float" office:value="5109" calcext:value-type="float">
            <text:p>5109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895" calcext:value-type="float">
            <text:p>1895</text:p>
          </table:table-cell>
          <table:table-cell table:number-columns-repeated="5"/>
          <table:table-cell office:value-type="float" office:value="2858" calcext:value-type="float">
            <text:p>285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769" calcext:value-type="float">
            <text:p>1769</text:p>
          </table:table-cell>
          <table:table-cell table:number-columns-repeated="5"/>
          <table:table-cell office:value-type="float" office:value="2627" calcext:value-type="float">
            <text:p>2627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107" calcext:value-type="float">
            <text:p>3107</text:p>
          </table:table-cell>
          <table:table-cell table:number-columns-repeated="5"/>
          <table:table-cell office:value-type="float" office:value="4308" calcext:value-type="float">
            <text:p>430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844" calcext:value-type="float">
            <text:p>844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870" calcext:value-type="float">
            <text:p>870</text:p>
          </table:table-cell>
          <table:table-cell table:number-columns-repeated="5"/>
          <table:table-cell office:value-type="float" office:value="1175" calcext:value-type="float">
            <text:p>1175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7871" calcext:value-type="float">
            <text:p>7871</text:p>
          </table:table-cell>
          <table:table-cell table:number-columns-repeated="5"/>
          <table:table-cell office:value-type="float" office:value="9193" calcext:value-type="float">
            <text:p>919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25008" calcext:value-type="float">
            <text:p>25008</text:p>
          </table:table-cell>
          <table:table-cell table:number-columns-repeated="5"/>
          <table:table-cell office:value-type="float" office:value="25585" calcext:value-type="float">
            <text:p>25585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20227" calcext:value-type="float">
            <text:p>20227</text:p>
          </table:table-cell>
          <table:table-cell table:number-columns-repeated="5"/>
          <table:table-cell office:value-type="float" office:value="20644" calcext:value-type="float">
            <text:p>20644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2648" calcext:value-type="float">
            <text:p>12648</text:p>
          </table:table-cell>
          <table:table-cell table:number-columns-repeated="5"/>
          <table:table-cell office:value-type="float" office:value="12648" calcext:value-type="float">
            <text:p>1264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15087" calcext:value-type="float">
            <text:p>115087</text:p>
          </table:table-cell>
          <table:table-cell table:number-columns-repeated="5"/>
          <table:table-cell office:value-type="float" office:value="115087" calcext:value-type="float">
            <text:p>115087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/>
          <table:table-cell office:value-type="float" office:value="2323" calcext:value-type="float">
            <text:p>2323</text:p>
          </table:table-cell>
          <table:table-cell table:number-columns-repeated="5"/>
          <table:table-cell office:value-type="float" office:value="2323" calcext:value-type="float">
            <text:p>232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196" calcext:value-type="float">
            <text:p>1196</text:p>
          </table:table-cell>
          <table:table-cell table:number-columns-repeated="5"/>
          <table:table-cell office:value-type="float" office:value="1196" calcext:value-type="float">
            <text:p>1196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6944" calcext:value-type="float">
            <text:p>6944</text:p>
          </table:table-cell>
          <table:table-cell table:number-columns-repeated="5"/>
          <table:table-cell office:value-type="float" office:value="6944" calcext:value-type="float">
            <text:p>6944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7713" calcext:value-type="float">
            <text:p>37713</text:p>
          </table:table-cell>
          <table:table-cell table:number-columns-repeated="5"/>
          <table:table-cell office:value-type="float" office:value="37713" calcext:value-type="float">
            <text:p>3771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16372"/>
        </table:table-row>
        <table:table-row table:style-name="ro6" table:number-rows-repeated="2">
          <table:table-cell table:number-columns-repeated="16380"/>
        </table:table-row>
        <table:table-row table:style-name="ro6">
          <table:table-cell/>
          <table:table-cell office:value-type="float" office:value="2323" calcext:value-type="float">
            <text:p>2323</text:p>
          </table:table-cell>
          <table:table-cell table:number-columns-repeated="5"/>
          <table:table-cell office:value-type="float" office:value="2323" calcext:value-type="float">
            <text:p>232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198" calcext:value-type="float">
            <text:p>1198</text:p>
          </table:table-cell>
          <table:table-cell table:number-columns-repeated="5"/>
          <table:table-cell office:value-type="float" office:value="1198" calcext:value-type="float">
            <text:p>119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6944" calcext:value-type="float">
            <text:p>6944</text:p>
          </table:table-cell>
          <table:table-cell table:number-columns-repeated="5"/>
          <table:table-cell office:value-type="float" office:value="6944" calcext:value-type="float">
            <text:p>6944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7714" calcext:value-type="float">
            <text:p>37714</text:p>
          </table:table-cell>
          <table:table-cell table:number-columns-repeated="5"/>
          <table:table-cell office:value-type="float" office:value="37714" calcext:value-type="float">
            <text:p>37714</text:p>
          </table:table-cell>
          <table:table-cell table:number-columns-repeated="16372"/>
        </table:table-row>
        <table:table-row table:style-name="ro6" table:number-rows-repeated="2">
          <table:table-cell table:number-columns-repeated="16380"/>
        </table:table-row>
        <table:table-row table:style-name="ro6">
          <table:table-cell/>
          <table:table-cell table:formula="of:=SUM([.B45:.B71])" office:value-type="float" office:value="289548" calcext:value-type="float">
            <text:p>289548</text:p>
          </table:table-cell>
          <table:table-cell table:number-columns-repeated="5"/>
          <table:table-cell table:formula="of:=SUM([.H45:.H71])" office:value-type="float" office:value="296993" calcext:value-type="float">
            <text:p>296993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/>
          <table:table-cell table:formula="of:=[.B74]-[#REF!]" office:value-type="string" office:string-value="" calcext:value-type="error">
            <text:p>#REF!</text:p>
          </table:table-cell>
          <table:table-cell table:number-columns-repeated="5"/>
          <table:table-cell table:formula="of:=[.H74]-[#REF!]" office:value-type="string" office:string-value="" calcext:value-type="error">
            <text:p>#REF!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 table:number-columns-repeated="7"/>
          <table:table-cell office:value-type="float" office:value="177" calcext:value-type="float">
            <text:p>177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1300" calcext:value-type="float">
            <text:p>1300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274" calcext:value-type="float">
            <text:p>274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123" calcext:value-type="float">
            <text:p>123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271" calcext:value-type="float">
            <text:p>271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187" calcext:value-type="float">
            <text:p>187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 table:number-columns-repeated="7"/>
          <table:table-cell table:formula="of:=SUM([.H78:.H83])" office:value-type="float" office:value="2332" calcext:value-type="float">
            <text:p>2332</text:p>
          </table:table-cell>
          <table:table-cell table:number-columns-repeated="16372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6"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/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 table:number-columns-repeated="2"/>
        </table:table-row>
        <table:table-row table:style-name="ro6">
          <table:table-cell table:style-name="ce97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Tabak</text:p>
          </table:table-cell>
          <table:covered-table-cell table:style-name="ce98"/>
          <table:covered-table-cell table:number-columns-repeated="2"/>
          <table:table-cell/>
          <table:table-cell table:style-name="ce99" office:value-type="string" calcext:value-type="string">
            <text:p>Prio 1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00" office:value-type="string" calcext:value-type="string">
            <text:p>Prio 2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01" office:value-type="string" calcext:value-type="string">
            <text:p>Prio 3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98" table:formula="of:=SUM([.F3:.F7])" office:value-type="float" office:value="16" calcext:value-type="float">
            <text:p>1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3:.I6])*[.I9]" office:value-type="float" office:value="132.5" calcext:value-type="float">
            <text:p>132.5</text:p>
          </table:table-cell>
          <table:table-cell/>
          <table:table-cell table:style-name="ce102" office:value-type="string" calcext:value-type="string">
            <text:p>2 Fr. Shop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03" office:value-type="string" calcext:value-type="string">
            <text:p>Aldi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97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04" office:value-type="string" calcext:value-type="string">
            <text:p>Ottos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05" office:value-type="string" calcext:value-type="string">
            <text:p>Denner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06" office:value-type="string" calcext:value-type="string">
            <text:p>Migros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96" office:value-type="string" calcext:value-type="string">
            <text:p>Coop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style-name="ce98" table:formula="of:=SUM([.A3:.A17])" office:value-type="float" office:value="20" calcext:value-type="float">
            <text:p>20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6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8" table:formula="of:=SUM([.F11:.F18])" office:value-type="float" office:value="11" calcext:value-type="float">
            <text:p>1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6">
          <table:table-cell table:style-name="ce97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97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6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style-name="ce98" table:formula="of:=SUM([.A21:.A30])" office:value-type="float" office:value="13" calcext:value-type="float">
            <text:p>1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11"/>
        </table:table-row>
        <table:table-row table:style-name="ro6">
          <table:table-cell table:number-columns-repeated="5"/>
          <table:table-cell table:style-name="ce98" table:formula="of:=SUM([.F22:.F43])" office:value-type="float" office:value="96" calcext:value-type="float">
            <text:p>9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6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97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6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11"/>
        </table:table-row>
        <table:table-row table:style-name="ro6">
          <table:table-cell table:number-columns-repeated="5"/>
          <table:table-cell table:style-name="ce98" table:formula="of:=SUM([.F48:.F58])" office:value-type="float" office:value="7" calcext:value-type="float">
            <text:p>7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6" table:number-rows-repeated="6">
          <table:table-cell table:number-columns-repeated="11"/>
        </table:table-row>
        <table:table-row table:style-name="ro6">
          <table:table-cell table:style-name="ce97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98" table:formula="of:=SUM([.F69:.F72])" office:value-type="float" office:value="3" calcext:value-type="float">
            <text:p>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97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98" table:formula="of:=SUM([.F77:.F84])" office:value-type="float" office:value="1" calcext:value-type="float">
            <text:p>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6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6" table:number-rows-repeated="7">
          <table:table-cell table:number-columns-repeated="11"/>
        </table:table-row>
        <table:table-row table:style-name="ro6">
          <table:table-cell table:style-name="ce98" table:formula="of:=SUM([.A69:.A112])" office:value-type="float" office:value="22" calcext:value-type="float">
            <text:p>22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6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22"/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6" table:default-cell-style-name="ce122"/>
        <table:table-column table:style-name="co9" table:default-cell-style-name="ce122"/>
        <table:table-column table:style-name="co4" table:number-columns-repeated="55" table:default-cell-style-name="ce122"/>
        <table:table-row table:style-name="ro6"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Monatlich</text:p>
          </table:table-cell>
          <table:table-cell table:style-name="ce107" office:value-type="string" calcext:value-type="string">
            <text:p>Done</text:p>
          </table:table-cell>
          <table:table-cell table:style-name="ce107"/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Done</text:p>
          </table:table-cell>
          <table:table-cell table:style-name="ce107" table:number-columns-repeated="56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10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6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6" table:number-rows-repeated="1048512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6">
          <table:table-cell office:value-type="string" calcext:value-type="string">
            <text:p>Besuche</text:p>
          </table:table-cell>
        </table:table-row>
        <table:table-row table:style-name="ro6">
          <table:table-cell/>
        </table:table-row>
        <table:table-row table:style-name="ro7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6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6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6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6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6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6">
          <table:table-cell table:number-columns-repeated="6"/>
        </table:table-row>
        <table:table-row table:style-name="ro6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6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6">
          <table:table-cell table:number-columns-repeated="6"/>
        </table:table-row>
        <table:table-row table:style-name="ro6">
          <table:table-cell table:style-name="ce98" office:value-type="string" calcext:value-type="string">
            <text:p>Auszahlung</text:p>
          </table:table-cell>
          <table:table-cell table:style-name="ce98" table:formula="of:=[.B6]-[.B10]" office:value-type="float" office:value="-1290" calcext:value-type="float">
            <text:p>-1290</text:p>
          </table:table-cell>
          <table:table-cell table:style-name="ce98" table:formula="of:=[.B12]/12" office:value-type="float" office:value="-107.5" calcext:value-type="float">
            <text:p>-107.5</text:p>
          </table:table-cell>
          <table:table-cell table:style-name="ce98"/>
          <table:table-cell table:style-name="ce98" table:formula="of:=[.E6]-[.E10]" office:value-type="float" office:value="14010" calcext:value-type="float">
            <text:p>14010</text:p>
          </table:table-cell>
          <table:table-cell table:style-name="ce98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E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day/>
      <number:text>-</number:text>
      <number:month number:textual="true"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37" number:language="en" number:country="US">
      <number:month number:textual="true"/>
      <number:text>-</number:text>
      <number:year/>
    </number:dat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time-style style:name="N1014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20114P0" style:volatile="true" number:language="de" number:country="CH">
      <number:number number:decimal-places="0" number:min-decimal-places="0" number:min-integer-digits="1" number:grouping="true"/>
    </number:number-style>
    <number:currency-style style:name="N20114" number:language="de" number:country="CH">
      <style:text-properties fo:color="#ff0000"/>
      <number:currency-symbol number:language="de" number:country="CH">CHF</number:currency-symbol>
      <number:text> -</number:text>
      <number:number number:decimal-places="0" number:min-decimal-places="0" number:min-integer-digits="1" number:grouping="true"/>
      <style:map style:condition="value()&gt;=0" style:apply-style-name="N20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2">00/00/0000</text:date>, <text:time style:data-style-name="N2" text:time-value="15:46:22.8822168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24.8.4.2$Linux_X86_64 LibreOffice_project/480$Build-2</meta:generator>
    <dc:date>2025-01-12T17:12:51.537880886</dc:date>
    <meta:editing-duration>P35DT6H18M35S</meta:editing-duration>
    <meta:editing-cycles>335</meta:editing-cycles>
    <meta:print-date>2025-01-12T16:42:57.130197979</meta:print-date>
    <meta:document-statistic meta:table-count="5" meta:cell-count="884" meta:object-count="0"/>
  </office:meta>
</office:document-meta>
</file>